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Ubunu sistemi x-plane ve flightgear kuruldu</text:p>
      <text:p text:style-name="Standard">Flight gear üzerinde log kaydı alınmaya çalışıldı log kaydına tıkladığmda simulatörden atan bir bug var çözülmedir</text:p>
      <text:p text:style-name="Standard">x-plande log kaydı almak için sanırım üye olunması gerekiyor üye olmadan log kaydı alamıyorum<text:s/></text:p>
      <text:p text:style-name="Standard">yeni bir log kaydı nasıl alabilirim bunun üzerinden durucam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C_1589</dc:creator>
    <meta:creation-date>2022-08-16T08:47:00Z</meta:creation-date>
    <dc:date>2022-08-18T07:05:00Z</dc:date>
    <meta:template xlink:href="Normal" xlink:type="simple"/>
    <meta:editing-cycles>8</meta:editing-cycles>
    <meta:editing-duration>PT13920S</meta:editing-duration>
    <meta:document-statistic meta:page-count="1" meta:paragraph-count="1" meta:word-count="47" meta:character-count="315" meta:row-count="2" meta:non-whitespace-character-count="269"/>
  </office:meta>
</office:document-meta>
</file>